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159.99mm" svg:height="89.99mm" svg:x="41.47mm" svg:y="1mm">
            <draw:object draw:notify-on-update-of-ranges="data.A1:data.A1 data.A2:data.A151 data.B1:data.B1 data.B2:data.B1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pisodio</text:p>
          </table:table-cell>
          <table:table-cell office:value-type="string" calcext:value-type="string">
            <text:p>Recompen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3.84998" calcext:value-type="float">
            <text:p>-33,849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5.59998" calcext:value-type="float">
            <text:p>-25,599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0.55" calcext:value-type="float">
            <text:p>-20,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4.64999" calcext:value-type="float">
            <text:p>-24,64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0.2" calcext:value-type="float">
            <text:p>-10,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4.90001" calcext:value-type="float">
            <text:p>-14,900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8.05" calcext:value-type="float">
            <text:p>-18,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1.44999" calcext:value-type="float">
            <text:p>-21,44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6.15" calcext:value-type="float">
            <text:p>-16,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5.00001" calcext:value-type="float">
            <text:p>-15,000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999983" calcext:value-type="float">
            <text:p>0,29999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7.40001" calcext:value-type="float">
            <text:p>-17,400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399995" calcext:value-type="float">
            <text:p>1,3999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199999" calcext:value-type="float">
            <text:p>5,1999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0.70001" calcext:value-type="float">
            <text:p>-10,700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2.79999" calcext:value-type="float">
            <text:p>-22,799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499985" calcext:value-type="float">
            <text:p>0,84999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0.35001" calcext:value-type="float">
            <text:p>-10,350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7.55" calcext:value-type="float">
            <text:p>-17,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5.20001" calcext:value-type="float">
            <text:p>-15,200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8.39999" calcext:value-type="float">
            <text:p>-18,399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.500001" calcext:value-type="float">
            <text:p>7,5000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1.35001" calcext:value-type="float">
            <text:p>-11,350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300002" calcext:value-type="float">
            <text:p>6,3000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.549996" calcext:value-type="float">
            <text:p>2,54999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4.20001" calcext:value-type="float">
            <text:p>-14,200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8.4" calcext:value-type="float">
            <text:p>-18,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400002" calcext:value-type="float">
            <text:p>6,40000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9.59999" calcext:value-type="float">
            <text:p>-19,599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2.80001" calcext:value-type="float">
            <text:p>-12,800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.649998" calcext:value-type="float">
            <text:p>2,64999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.699999" calcext:value-type="float">
            <text:p>4,6999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2.65001" calcext:value-type="float">
            <text:p>-12,650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4.20001" calcext:value-type="float">
            <text:p>-14,200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3.60001" calcext:value-type="float">
            <text:p>-13,600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.900001" calcext:value-type="float">
            <text:p>7,9000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0.30001" calcext:value-type="float">
            <text:p>-10,300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2.30001" calcext:value-type="float">
            <text:p>-12,300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.000001" calcext:value-type="float">
            <text:p>6,0000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8.25001" calcext:value-type="float">
            <text:p>-18,250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399996" calcext:value-type="float">
            <text:p>2,39999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.899997" calcext:value-type="float">
            <text:p>4,89999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5.550009" calcext:value-type="float">
            <text:p>-5,55000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8.34999" calcext:value-type="float">
            <text:p>-18,349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9.49999" calcext:value-type="float">
            <text:p>-19,499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300001" calcext:value-type="float">
            <text:p>5,30000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3.90001" calcext:value-type="float">
            <text:p>-13,900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.800001" calcext:value-type="float">
            <text:p>6,80000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4.30001" calcext:value-type="float">
            <text:p>-14,300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.799996" calcext:value-type="float">
            <text:p>3,79999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6.00001" calcext:value-type="float">
            <text:p>-16,000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.7" calcext:value-type="float">
            <text:p>7,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.249994" calcext:value-type="float">
            <text:p>3,24999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8.900009" calcext:value-type="float">
            <text:p>-8,90000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.5" calcext:value-type="float">
            <text:p>8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0.95001" calcext:value-type="float">
            <text:p>-10,9500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.049998" calcext:value-type="float">
            <text:p>5,04999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.45" calcext:value-type="float">
            <text:p>5,4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1.40001" calcext:value-type="float">
            <text:p>-11,4000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.200001" calcext:value-type="float">
            <text:p>8,2000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7.650003" calcext:value-type="float">
            <text:p>-7,65000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0.85001" calcext:value-type="float">
            <text:p>-10,850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.149996" calcext:value-type="float">
            <text:p>3,14999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.200001" calcext:value-type="float">
            <text:p>5,20000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.75" calcext:value-type="float">
            <text:p>5,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.1" calcext:value-type="float">
            <text:p>7,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.549999" calcext:value-type="float">
            <text:p>4,54999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.500001" calcext:value-type="float">
            <text:p>7,50000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9.45001" calcext:value-type="float">
            <text:p>-9,450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8.3" calcext:value-type="float">
            <text:p>-18,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0.10001" calcext:value-type="float">
            <text:p>-10,100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0.40001" calcext:value-type="float">
            <text:p>-10,400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.700001" calcext:value-type="float">
            <text:p>7,7000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4.25001" calcext:value-type="float">
            <text:p>-14,250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.900001" calcext:value-type="float">
            <text:p>7,90000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.900001" calcext:value-type="float">
            <text:p>7,9000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.900001" calcext:value-type="float">
            <text:p>7,9000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.200001" calcext:value-type="float">
            <text:p>7,20000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.699999" calcext:value-type="float">
            <text:p>5,69999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.9" calcext:value-type="float">
            <text:p>7,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.000001" calcext:value-type="float">
            <text:p>8,00000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.900001" calcext:value-type="float">
            <text:p>7,90000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8.350009" calcext:value-type="float">
            <text:p>-8,3500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700001" calcext:value-type="float">
            <text:p>6,70000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.200001" calcext:value-type="float">
            <text:p>7,20000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.150002" calcext:value-type="float">
            <text:p>6,15000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.900001" calcext:value-type="float">
            <text:p>7,90000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.900001" calcext:value-type="float">
            <text:p>7,90000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.400001" calcext:value-type="float">
            <text:p>7,40000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.000001" calcext:value-type="float">
            <text:p>8,00000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.200001" calcext:value-type="float">
            <text:p>7,2000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.200001" calcext:value-type="float">
            <text:p>7,2000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.299999" calcext:value-type="float">
            <text:p>5,29999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600001" calcext:value-type="float">
            <text:p>6,60000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.3" calcext:value-type="float">
            <text:p>7,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.3" calcext:value-type="float">
            <text:p>7,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.300001" calcext:value-type="float">
            <text:p>7,30000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500001" calcext:value-type="float">
            <text:p>6,50000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.000001" calcext:value-type="float">
            <text:p>7,00000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.000001" calcext:value-type="float">
            <text:p>8,0000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200001" calcext:value-type="float">
            <text:p>6,2000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.800001" calcext:value-type="float">
            <text:p>7,80000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.200001" calcext:value-type="float">
            <text:p>7,20000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.1" calcext:value-type="float">
            <text:p>8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23T18:24:28.961000000</dc:date>
    <meta:editing-duration>PT3M19S</meta:editing-duration>
    <meta:editing-cycles>1</meta:editing-cycles>
    <meta:document-statistic meta:table-count="1" meta:cell-count="302" meta:object-count="1"/>
    <meta:generator>LibreOffice/6.0.2.1$Windows_X86_64 LibreOffice_project/f7f06a8f319e4b62f9bc5095aa112a65d2f3ac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66cm" svg:y="0.316cm" chart:style-name="ch2">
          <text:p>Ejecución 4</text:p>
        </chart:title>
        <chart:subtitle svg:x="6.673cm" svg:y="1.275cm" chart:style-name="ch3">
          <text:p>Recompensas</text:p>
        </chart:subtitle>
        <chart:legend chart:legend-position="end" svg:x="12.645cm" svg:y="4.201cm" style:legend-expansion="high" chart:style-name="ch4"/>
        <chart:plot-area chart:style-name="ch5" table:cell-range-address="data.A1:data.B151" chart:data-source-has-labels="row" svg:x="1.331cm" svg:y="2.138cm" svg:width="10.994cm" svg:height="5.701cm">
          <chartooo:coordinate-region svg:x="2.058cm" svg:y="2.337cm" svg:width="9.987cm" svg:height="4.855cm"/>
          <chart:axis chart:dimension="x" chart:name="primary-x" chart:style-name="ch6">
            <chart:title svg:x="6.136cm" svg:y="8.019cm" chart:style-name="ch7">
              <text:p>Episodio</text:p>
            </chart:title>
          </chart:axis>
          <chart:axis chart:dimension="y" chart:name="primary-y" chart:style-name="ch6">
            <chart:title svg:x="0.451cm" svg:y="6.011cm" chart:style-name="ch8">
              <text:p>Recompensa</text:p>
            </chart:title>
            <chart:grid chart:style-name="ch9" chart:class="major"/>
          </chart:axis>
          <chart:series chart:style-name="ch10" chart:values-cell-range-address="data.B2:data.B151" chart:label-cell-address="data.B1:data.B1" chart:class="chart:scatter">
            <chart:domain table:cell-range-address="data.A2:data.A151"/>
            <chart:data-point chart:repeated="1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Recompensa</text:p>
                <draw:g>
                  <svg:desc>data.B1:dat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A2:data.A151</svg:desc>
                </draw:g>
              </table:table-cell>
              <table:table-cell office:value-type="float" office:value="-33.84998">
                <text:p>-33.84998</text:p>
                <draw:g>
                  <svg:desc>data.B2:data.B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25.59998">
                <text:p>-25.59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20.55">
                <text:p>-20.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24.64999">
                <text:p>-24.64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10.2">
                <text:p>-1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14.90001">
                <text:p>-14.9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18.05">
                <text:p>-18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21.44999">
                <text:p>-21.44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16.15">
                <text:p>-16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15.00001">
                <text:p>-15.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2999983">
                <text:p>0.29999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-17.40001">
                <text:p>-17.4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399995">
                <text:p>1.3999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199999">
                <text:p>5.199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10.70001">
                <text:p>-10.70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22.79999">
                <text:p>-22.7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499985">
                <text:p>0.84999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10.35001">
                <text:p>-10.35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-17.55">
                <text:p>-17.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-15.20001">
                <text:p>-15.2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-18.39999">
                <text:p>-18.39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.500001">
                <text:p>7.500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11.35001">
                <text:p>-11.35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.300002">
                <text:p>6.3000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.549996">
                <text:p>2.5499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-14.20001">
                <text:p>-14.2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18.4">
                <text:p>-18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.400002">
                <text:p>6.4000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-19.59999">
                <text:p>-19.59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-12.80001">
                <text:p>-12.8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.649998">
                <text:p>2.6499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.699999">
                <text:p>4.6999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-12.65001">
                <text:p>-12.650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-14.20001">
                <text:p>-14.200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-13.60001">
                <text:p>-13.600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-10.30001">
                <text:p>-10.300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-12.30001">
                <text:p>-12.30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6.000001">
                <text:p>6.0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-18.25001">
                <text:p>-18.250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.399996">
                <text:p>2.3999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.899997">
                <text:p>4.8999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-5.550009">
                <text:p>-5.5500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-18.34999">
                <text:p>-18.349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-19.49999">
                <text:p>-19.499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.300001">
                <text:p>5.3000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-13.90001">
                <text:p>-13.90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6.800001">
                <text:p>6.800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-14.30001">
                <text:p>-14.300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3.799996">
                <text:p>3.7999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-16.00001">
                <text:p>-16.000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.249994">
                <text:p>3.2499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-8.900009">
                <text:p>-8.9000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-10.95001">
                <text:p>-10.950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.049998">
                <text:p>5.0499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5.45">
                <text:p>5.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-11.40001">
                <text:p>-11.400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8.200001">
                <text:p>8.2000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-7.650003">
                <text:p>-7.6500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-10.85001">
                <text:p>-10.85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3.149996">
                <text:p>3.1499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.200001">
                <text:p>5.200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4.549999">
                <text:p>4.5499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.500001">
                <text:p>7.500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-9.45001">
                <text:p>-9.45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-18.3">
                <text:p>-18.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-10.10001">
                <text:p>-10.10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-10.40001">
                <text:p>-10.400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.700001">
                <text:p>7.700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-14.25001">
                <text:p>-14.25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7.200001">
                <text:p>7.20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5.699999">
                <text:p>5.6999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-8.350009">
                <text:p>-8.3500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6.700001">
                <text:p>6.7000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7.200001">
                <text:p>7.2000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6.150002">
                <text:p>6.1500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7.900001">
                <text:p>7.9000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7.400001">
                <text:p>7.4000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7.200001">
                <text:p>7.2000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7.200001">
                <text:p>7.2000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5.299999">
                <text:p>5.2999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6.600001">
                <text:p>6.6000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7.300001">
                <text:p>7.3000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6.500001">
                <text:p>6.5000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7.000001">
                <text:p>7.0000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8.000001">
                <text:p>8.0000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6.200001">
                <text:p>6.2000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7.800001">
                <text:p>7.8000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7.200001">
                <text:p>7.2000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8.1">
                <text:p>8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